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KeyClosed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4H10M00S" calcext:value-type="time">
            <text:p>04:10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 table:number-rows-repeated="323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7:50:42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03:33:20.303000000</dc:date>
    <meta:editing-duration>P4DT6H2M42S</meta:editing-duration>
    <meta:editing-cycles>177</meta:editing-cycles>
    <meta:generator>LibreOffice/7.3.1.3$Windows_X86_64 LibreOffice_project/a69ca51ded25f3eefd52d7bf9a5fad8c90b87951</meta:generator>
    <meta:document-statistic meta:table-count="2" meta:cell-count="1878" meta:object-count="0"/>
  </office:meta>
</office:document-meta>
</file>